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07B2CB8614D.png"/>
  <manifest:file-entry manifest:media-type="image/png" manifest:full-path="Pictures/10000000000000580000001F73C3207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-color="#e6e6e6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draw:auto-grow-height="true" fo:min-height="18.501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Text_20_Master-title">
      <style:graphic-properties draw:auto-grow-height="true" fo:min-height="19.023cm"/>
    </style:style>
    <style:style style:name="pr6" style:family="presentation" style:parent-style-name="Text_20_Master-notes">
      <style:graphic-properties draw:fill-color="#ffffff" draw:auto-grow-height="true" fo:min-height="12.573cm"/>
    </style:style>
    <style:style style:name="pr7" style:family="presentation" style:parent-style-name="Text_20_Master-title">
      <style:graphic-properties draw:stroke="none" draw:fill="none" fo:min-height="3.025cm"/>
    </style:style>
    <style:style style:name="pr8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color="#aecf00"/>
    </style:style>
    <style:style style:name="P2" style:family="paragraph">
      <style:text-properties fo:color="#aecf00" fo:font-family="Optima" style:font-style-name="ExtraBlack" style:font-pitch="variable" fo:font-weight="bold" style:font-weight-asian="bold" style:font-weight-complex="bold"/>
    </style:style>
    <style:style style:name="P3" style:family="paragraph">
      <style:paragraph-properties fo:margin-left="1.2cm" fo:margin-right="0cm" fo:text-indent="-0.9cm"/>
      <style:text-properties fo:font-size="50pt" style:font-size-asian="50pt" style:font-size-complex="50pt"/>
    </style:style>
    <style:style style:name="P4" style:family="paragraph">
      <style:text-properties fo:color="#ffffff" fo:font-size="50pt" style:font-size-asian="50pt" style:font-size-complex="50pt"/>
    </style:style>
    <style:style style:name="P5" style:family="paragraph">
      <style:paragraph-properties fo:margin-left="1.2cm" fo:margin-right="0cm" fo:text-align="start" fo:text-indent="-0.9cm"/>
      <style:text-properties fo:font-size="35pt" style:font-size-asian="35pt" style:font-size-complex="35pt"/>
    </style:style>
    <style:style style:name="P6" style:family="paragraph">
      <style:paragraph-properties fo:text-align="start"/>
      <style:text-properties fo:color="#333333" fo:font-size="35pt" style:font-size-asian="35pt" style:font-size-complex="35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15pt" style:font-size-asian="15pt" style:font-size-complex="15pt"/>
    </style:style>
    <style:style style:name="P11" style:family="paragraph">
      <style:paragraph-properties fo:text-align="center"/>
      <style:text-properties fo:color="#aecf00"/>
    </style:style>
    <style:style style:name="P12" style:family="paragraph">
      <style:paragraph-properties fo:text-align="center"/>
      <style:text-properties fo:color="#aecf00" fo:font-family="Optima" style:font-style-name="ExtraBlack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aecf00" fo:font-family="Optima" style:font-style-name="ExtraBlack" style:font-pitch="variable" fo:font-weight="bold" style:font-weight-asian="bold" style:font-weight-complex="bold"/>
    </style:style>
    <style:style style:name="T2" style:family="text">
      <style:text-properties fo:color="#ffffff" fo:font-size="50pt" style:font-size-asian="50pt" style:font-size-complex="50pt"/>
    </style:style>
    <style:style style:name="T3" style:family="text">
      <style:text-properties fo:font-size="50pt" style:font-size-asian="50pt" style:font-size-complex="50pt"/>
    </style:style>
    <style:style style:name="T4" style:family="text">
      <style:text-properties fo:color="#aecf00" fo:font-size="50pt" style:font-size-asian="50pt" style:font-size-complex="50pt"/>
    </style:style>
    <style:style style:name="T5" style:family="text">
      <style:text-properties fo:font-size="35pt" style:font-size-asian="35pt" style:font-size-complex="35pt"/>
    </style:style>
    <style:style style:name="T6" style:family="text">
      <style:text-properties fo:color="#aecf00" fo:font-size="45pt" style:font-size-asian="45pt" style:font-size-complex="45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aecf00"/>
    </style:style>
    <style:style style:name="T10" style:family="text">
      <style:text-properties fo:color="#aecf00" fo:font-family="Optima" style:font-style-name="ExtraBlack" style:font-pitch="variable" fo:font-size="500pt" fo:font-weight="bold" style:font-size-asian="500pt" style:font-weight-asian="bold" style:font-size-complex="500pt" style:font-weight-complex="bold"/>
    </style:style>
    <style:style style:name="T1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2" draw:layer="layout" svg:width="26cm" svg:height="14.25cm" svg:x="1cm" svg:y="0.625cm" presentation:class="title" presentation:user-transformed="true">
          <draw:text-box>
            <text:p text:style-name="P1"><text:span text:style-name="T1">Estimating Val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Agenda_20_Master" presentation:presentation-page-layout-name="AL1T19">
        <office:forms form:automatic-focus="false" form:apply-design-mode="false"/>
        <draw:frame presentation:style-name="pr3" draw:text-style-name="P4" draw:layer="layout" svg:width="25.199cm" svg:height="18.501cm" svg:x="1.4cm" svg:y="1cm" presentation:class="title" presentation:user-transformed="true">
          <draw:text-box>
            <text:p text:style-name="P3"><text:span text:style-name="T2"><text:line-break/></text:span><text:span text:style-name="T3">Purpose: to experience the process of estimating </text:span><text:span text:style-name="T4">value</text:span><text:span text:style-name="T3"> of the Value Drivers using the “Bucket System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ext_20_Master" presentation:presentation-page-layout-name="AL1T19">
        <office:forms form:automatic-focus="false" form:apply-design-mode="false"/>
        <draw:frame presentation:style-name="pr5" draw:text-style-name="P6" draw:layer="layout" svg:width="26cm" svg:height="19.518cm" svg:x="1cm" svg:y="0.73cm" presentation:class="title" presentation:user-transformed="true">
          <draw:text-box>
            <text:p text:style-name="P5"><text:span text:style-name="T5"><text:line-break/></text:span><text:span text:style-name="T6">Instructions (part 1/2)</text:span><text:span text:style-name="T5"><text:line-break/></text:span><text:span text:style-name="T5"><text:line-break/></text:span><text:span text:style-name="T5">In your table teams, use the Planning Game cards to estimate the value of the Value </text:span><text:span text:style-name="T5"><text:line-break/></text:span><text:span text:style-name="T5"><text:line-break/></text:span><text:span text:style-name="T5">Drivers – you have 10 minutes!!! </text:span><text:span text:style-name="T5"><text:line-break/></text:span><text:span text:style-name="T5"><text:line-break/></text:span><text:span text:style-name="T5">Spread out the Planning Game cards on the table in sequence</text:span><text:span text:style-name="T5"><text:line-break/></text:span><text:span text:style-name="T5"><text:line-break/></text:span><text:span text:style-name="T5">Each card represents a “bucket” describing the value of the items in the buck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ext_20_Master" presentation:presentation-page-layout-name="AL1T19">
        <office:forms form:automatic-focus="false" form:apply-design-mode="false"/>
        <draw:frame presentation:style-name="pr5" draw:text-style-name="P6" draw:layer="layout" svg:width="26cm" svg:height="19.518cm" svg:x="1cm" svg:y="0.729cm" presentation:class="title" presentation:user-transformed="true">
          <draw:text-box>
            <text:p text:style-name="P5"><text:span text:style-name="T5"><text:line-break/></text:span><text:span text:style-name="T6">Instructions (part 2/2)</text:span><text:span text:style-name="T5"><text:line-break/></text:span><text:span text:style-name="T5"><text:line-break/></text:span><text:span text:style-name="T5">As a group, start moving the Value Driver cards into buckets based on value</text:span><text:span text:style-name="T5"><text:line-break/></text:span><text:span text:style-name="T5">It will help to establish one or two that everyone agrees upon first</text:span><text:span text:style-name="T5"><text:line-break/></text:span><text:span text:style-name="T5">Continue to move items around, discussing along the way, until everyone agrees that nothing needs to move</text:span><text:span text:style-name="T5"><text:line-break/></text:span><text:span text:style-name="T5">For each bucket, write down the number of the bucket on each Value Driver in that buck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ext_20_Master" presentation:presentation-page-layout-name="AL1T19">
        <office:forms form:automatic-focus="false" form:apply-design-mode="false"/>
        <draw:custom-shape draw:style-name="gr2" draw:text-style-name="P9" draw:layer="layout" svg:width="1.5cm" svg:height="2cm" svg:x="1.7cm" svg:y="5.5cm">
          <text:p text:style-name="P8"><text:span text:style-name="T7">0</text:span></text:p>
          <draw:enhanced-geometry svg:viewBox="0 0 21600 21600" draw:path-stretchpoint-x="10800" draw:path-stretchpoint-y="10800" draw:text-areas="?f3 ?f4 ?f5 ?f6" draw:type="round-rectangle" draw:modifiers="1784.410393071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1.5cm" svg:height="2cm" svg:x="3.6cm" svg:y="5.5cm">
          <text:p text:style-name="P8"><text:span text:style-name="T7">1</text:span></text:p>
          <draw:enhanced-geometry svg:viewBox="0 0 21600 21600" draw:path-stretchpoint-x="10800" draw:path-stretchpoint-y="10800" draw:text-areas="?f3 ?f4 ?f5 ?f6" draw:type="round-rectangle" draw:modifiers="1784.410393071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1.5cm" svg:height="2cm" svg:x="5.5cm" svg:y="5.5cm">
          <text:p text:style-name="P8"><text:span text:style-name="T7">2</text:span></text:p>
          <draw:enhanced-geometry svg:viewBox="0 0 21600 21600" draw:path-stretchpoint-x="10800" draw:path-stretchpoint-y="10800" draw:text-areas="?f3 ?f4 ?f5 ?f6" draw:type="round-rectangle" draw:modifiers="1784.410393071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1.5cm" svg:height="2cm" svg:x="7.4cm" svg:y="5.5cm">
          <text:p text:style-name="P8"><text:span text:style-name="T7">3</text:span></text:p>
          <draw:enhanced-geometry svg:viewBox="0 0 21600 21600" draw:path-stretchpoint-x="10800" draw:path-stretchpoint-y="10800" draw:text-areas="?f3 ?f4 ?f5 ?f6" draw:type="round-rectangle" draw:modifiers="1784.410393071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1.5cm" svg:height="2cm" svg:x="9.3cm" svg:y="5.5cm">
          <text:p text:style-name="P8"><text:span text:style-name="T7">4</text:span></text:p>
          <draw:enhanced-geometry svg:viewBox="0 0 21600 21600" draw:path-stretchpoint-x="10800" draw:path-stretchpoint-y="10800" draw:text-areas="?f3 ?f4 ?f5 ?f6" draw:type="round-rectangle" draw:modifiers="1784.410393071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1.5cm" svg:height="2cm" svg:x="11.2cm" svg:y="5.5cm">
          <text:p text:style-name="P8"><text:span text:style-name="T7">5</text:span></text:p>
          <draw:enhanced-geometry svg:viewBox="0 0 21600 21600" draw:path-stretchpoint-x="10800" draw:path-stretchpoint-y="10800" draw:text-areas="?f3 ?f4 ?f5 ?f6" draw:type="round-rectangle" draw:modifiers="1784.410393071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1.5cm" svg:height="2cm" svg:x="13.1cm" svg:y="5.5cm">
          <text:p text:style-name="P8"><text:span text:style-name="T7">8</text:span></text:p>
          <draw:enhanced-geometry svg:viewBox="0 0 21600 21600" draw:path-stretchpoint-x="10800" draw:path-stretchpoint-y="10800" draw:text-areas="?f3 ?f4 ?f5 ?f6" draw:type="round-rectangle" draw:modifiers="1784.410393071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1.5cm" svg:height="2cm" svg:x="15cm" svg:y="5.5cm">
          <text:p text:style-name="P8"><text:span text:style-name="T7">13</text:span></text:p>
          <draw:enhanced-geometry svg:viewBox="0 0 21600 21600" draw:path-stretchpoint-x="10800" draw:path-stretchpoint-y="10800" draw:text-areas="?f3 ?f4 ?f5 ?f6" draw:type="round-rectangle" draw:modifiers="1784.410393071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1.5cm" svg:height="2cm" svg:x="16.9cm" svg:y="5.5cm">
          <text:p text:style-name="P8"><text:span text:style-name="T7">20</text:span></text:p>
          <draw:enhanced-geometry svg:viewBox="0 0 21600 21600" draw:path-stretchpoint-x="10800" draw:path-stretchpoint-y="10800" draw:text-areas="?f3 ?f4 ?f5 ?f6" draw:type="round-rectangle" draw:modifiers="1784.410393071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1.5cm" svg:height="2cm" svg:x="18.8cm" svg:y="5.5cm">
          <text:p text:style-name="P8"><text:span text:style-name="T7">30</text:span></text:p>
          <draw:enhanced-geometry svg:viewBox="0 0 21600 21600" draw:path-stretchpoint-x="10800" draw:path-stretchpoint-y="10800" draw:text-areas="?f3 ?f4 ?f5 ?f6" draw:type="round-rectangle" draw:modifiers="1784.410393071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1.5cm" svg:height="2cm" svg:x="20.7cm" svg:y="5.5cm">
          <text:p text:style-name="P8"><text:span text:style-name="T7">50</text:span></text:p>
          <draw:enhanced-geometry svg:viewBox="0 0 21600 21600" draw:path-stretchpoint-x="10800" draw:path-stretchpoint-y="10800" draw:text-areas="?f3 ?f4 ?f5 ?f6" draw:type="round-rectangle" draw:modifiers="1784.410393071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1.5cm" svg:height="2cm" svg:x="22.6cm" svg:y="5.5cm">
          <text:p text:style-name="P8"><text:span text:style-name="T7">100</text:span></text:p>
          <draw:enhanced-geometry svg:viewBox="0 0 21600 21600" draw:path-stretchpoint-x="10800" draw:path-stretchpoint-y="10800" draw:text-areas="?f3 ?f4 ?f5 ?f6" draw:type="round-rectangle" draw:modifiers="1784.410393071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1.5cm" svg:height="2cm" svg:x="24.5cm" svg:y="5.5cm">
          <text:p text:style-name="P8"><text:span text:style-name="T7">200</text:span></text:p>
          <draw:enhanced-geometry svg:viewBox="0 0 21600 21600" draw:path-stretchpoint-x="10800" draw:path-stretchpoint-y="10800" draw:text-areas="?f3 ?f4 ?f5 ?f6" draw:type="round-rectangle" draw:modifiers="1784.410393071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0" draw:layer="layout" svg:width="2cm" svg:height="1.5cm" svg:x="7.1cm" svg:y="8.5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2.8cm" svg:y="8.6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8.5cm" svg:y="8.1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8.7cm" svg:y="9.8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20.3cm" svg:y="8.6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4.7cm" svg:y="8.9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0.5cm" svg:y="13.5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0.7cm" svg:y="13.7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0.9cm" svg:y="13.9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1.1cm" svg:y="14.1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1.3cm" svg:y="14.3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1.5cm" svg:y="14.5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1.7cm" svg:y="14.7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1.9cm" svg:y="14.9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2.1cm" svg:y="15.1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2.3cm" svg:y="15.3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2.5cm" svg:y="15.5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2.7cm" svg:y="15.7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2.9cm" svg:y="15.9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3.1cm" svg:y="16.1cm">
          <text:p text:style-name="P8"><text:span text:style-name="T8">Value</text:span></text:p>
          <text:p text:style-name="P8"><text:span text:style-name="T8">Driver</text:span></text:p>
        </draw:rect>
        <draw:rect draw:style-name="gr4" draw:text-style-name="P10" draw:layer="layout" svg:width="2cm" svg:height="1.5cm" svg:x="13.3cm" svg:y="16.3cm">
          <text:p text:style-name="P8"><text:span text:style-name="T8">Value</text:span></text:p>
          <text:p text:style-name="P8"><text:span text:style-name="T8">Driver</text:span></text:p>
        </draw:rect>
        <draw:frame presentation:style-name="pr7" draw:text-style-name="P1" draw:layer="layout" svg:width="24.5cm" svg:height="3.025cm" svg:x="1.5cm" svg:y="1.475cm">
          <draw:text-box>
            <text:p text:style-name="P1"><text:span text:style-name="T9">Diagra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age_20_Master_20_-_20_Black_20_Title">
        <office:forms form:automatic-focus="false" form:apply-design-mode="false"/>
        <draw:frame draw:style-name="gr5" draw:text-style-name="P12" draw:layer="layout" svg:width="27cm" svg:height="21.228cm" svg:x="0.5cm" svg:y="-0.2cm">
          <draw:text-box>
            <text:p text:style-name="P11"><text:span text:style-name="T10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8" draw:text-style-name="P7" draw:layer="layout" svg:width="17.271cm" svg:height="12.573cm" svg:x="2.159cm" svg:y="13.271cm" presentation:class="notes">
            <draw:text-box>
              <text:p><text:span text:style-name="T11">Any questions or comments?</text:span></text:p>
            </draw:text-box>
          </draw:frame>
        </presentation:notes>
      </draw:page>
      <presentation:settings presentation:animations="disabled" presentation:force-manual="true" presentation:mouse-visible="false" presentation:start-with-navigator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F_20_Gradient" draw:display-name="GF Gradient" draw:style="linear" draw:start-color="#c0c0c0" draw:end-color="#ff950e" draw:start-intensity="100%" draw:end-intensity="100%" draw:angle="300" draw:border="35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32" draw:display-name="Gradient 32" draw:style="radial" draw:cx="50%" draw:cy="50%" draw:start-color="#ffffff" draw:end-color="#e6ff00" draw:start-intensity="100%" draw:end-intensity="100%" draw:border="25%"/>
    <draw:gradient draw:name="Gradient_20_33" draw:display-name="Gradient 33" draw:style="radial" draw:cx="50%" draw:cy="50%" draw:start-color="#ffffff" draw:end-color="#e6ff00" draw:start-intensity="100%" draw:end-intensity="100%" draw:border="25%"/>
    <draw:gradient draw:name="Gradient_20_34" draw:display-name="Gradient 34" draw:style="radial" draw:cx="50%" draw:cy="50%" draw:start-color="#ffffff" draw:end-color="#e6ff00" draw:start-intensity="100%" draw:end-intensity="100%" draw:border="25%"/>
    <draw:gradient draw:name="Gradient_20_35" draw:display-name="Gradient 35" draw:style="radial" draw:cx="50%" draw:cy="50%" draw:start-color="#ffffff" draw:end-color="#e6ff00" draw:start-intensity="100%" draw:end-intensity="100%" draw:border="25%"/>
    <draw:gradient draw:name="Gradient_20_7" draw:display-name="Gradient 7" draw:style="linear" draw:start-color="#808080" draw:end-color="#cccccc" draw:start-intensity="100%" draw:end-intensity="100%" draw:angle="0" draw:border="0%"/>
    <draw:gradient draw:name="Gradient_20_9" draw:display-name="Gradient 9" draw:style="radial" draw:cx="50%" draw:cy="50%" draw:start-color="#ff3333" draw:end-color="#e6ff00" draw:start-intensity="65%" draw:end-intensity="100%" draw:border="0%"/>
    <draw:gradient draw:name="PF_20_Gradient" draw:display-name="PF Gradient" draw:style="linear" draw:start-color="#99ccff" draw:end-color="#ff950e" draw:start-intensity="100%" draw:end-intensity="100%" draw:angle="300" draw:border="3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style style:name="BCI_25_20Template1-background" style:display-name="BCI%20Template1-background" style:family="presentation">
      <style:graphic-properties draw:stroke="none" draw:fill="solid" draw:fill-color="#ffffff" draw:fill-image-width="1cm" draw:fill-image-height="1cm"/>
    </style:style>
    <style:style style:name="BCI_25_20Template1-backgroundobjects" style:display-name="BCI%20Template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BCI_25_20Template1-notes" style:display-name="BCI%20Template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BCI_25_20Template1-outline1" style:display-name="BCI%20Template1-outline1" style:family="presentation">
      <style:graphic-properties draw:stroke="none" draw:fill="none">
        <text:list-style style:name="BCI_25_20Template1-outline1" style:display-name="BCI%20Template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Optima" style:font-style-name="Regular" style:font-pitch="variable" fo:font-size="28pt" fo:font-style="normal" fo:text-shadow="none" style:text-underline-style="none" fo:font-weight="normal" style:font-size-asian="24pt" style:font-size-complex="24pt"/>
    </style:style>
    <style:style style:name="BCI_25_20Template1-outline2" style:display-name="BCI%20Template1-outline2" style:family="presentation" style:parent-style-name="BCI_25_20Template1-outline1">
      <style:paragraph-properties fo:margin-left="0cm" fo:margin-right="0cm" fo:text-indent="-0.8cm"/>
      <style:text-properties fo:font-family="Optima" style:font-style-name="Regular" style:font-pitch="variable" fo:font-size="26pt" style:font-size-asian="24pt" style:font-size-complex="24pt"/>
    </style:style>
    <style:style style:name="BCI_25_20Template1-outline3" style:display-name="BCI%20Template1-outline3" style:family="presentation" style:parent-style-name="BCI_25_20Template1-outline2">
      <style:paragraph-properties fo:margin-left="0cm" fo:margin-right="0cm" fo:text-indent="-0.6cm"/>
      <style:text-properties fo:font-family="Optima" style:font-style-name="Regular" style:font-pitch="variable" fo:font-size="24pt" style:font-size-asian="24pt" style:font-size-complex="24pt"/>
    </style:style>
    <style:style style:name="BCI_25_20Template1-outline4" style:display-name="BCI%20Template1-outline4" style:family="presentation" style:parent-style-name="BCI_25_20Template1-outline3">
      <style:paragraph-properties fo:margin-left="0cm" fo:margin-right="0cm" fo:text-indent="-0.6cm"/>
      <style:text-properties fo:font-family="Optima" style:font-style-name="Regular" style:font-pitch="variable" fo:font-size="22pt" style:font-size-asian="24pt" style:font-size-complex="24pt"/>
    </style:style>
    <style:style style:name="BCI_25_20Template1-outline5" style:display-name="BCI%20Template1-outline5" style:family="presentation" style:parent-style-name="BCI_25_20Template1-outline4">
      <style:paragraph-properties fo:margin-left="0cm" fo:margin-right="0cm" fo:text-indent="-0.6cm"/>
      <style:text-properties fo:font-family="Optima" style:font-style-name="Regular" style:font-pitch="variable" fo:font-size="20pt" style:font-size-asian="24pt" style:font-size-complex="24pt"/>
    </style:style>
    <style:style style:name="BCI_25_20Template1-outline6" style:display-name="BCI%20Template1-outline6" style:family="presentation" style:parent-style-name="BCI_25_20Template1-outline5">
      <style:paragraph-properties fo:margin-left="0cm" fo:margin-right="0cm" fo:text-indent="-0.6cm"/>
      <style:text-properties fo:font-family="Optima" style:font-style-name="Regular" style:font-pitch="variable" fo:font-size="18pt" style:font-size-asian="24pt" style:font-size-complex="24pt"/>
    </style:style>
    <style:style style:name="BCI_25_20Template1-outline7" style:display-name="BCI%20Template1-outline7" style:family="presentation" style:parent-style-name="BCI_25_20Template1-outline6">
      <style:paragraph-properties fo:margin-left="0cm" fo:margin-right="0cm" fo:text-indent="-0.6cm"/>
      <style:text-properties fo:font-family="Optima" style:font-style-name="Regular" style:font-pitch="variable" fo:font-size="16pt" style:font-size-asian="24pt" style:font-size-complex="24pt"/>
    </style:style>
    <style:style style:name="BCI_25_20Template1-outline8" style:display-name="BCI%20Template1-outline8" style:family="presentation" style:parent-style-name="BCI_25_20Template1-outline7">
      <style:paragraph-properties fo:margin-left="0cm" fo:margin-right="0cm" fo:text-indent="-0.6cm"/>
      <style:text-properties fo:font-family="Optima" style:font-style-name="Regular" style:font-pitch="variable" fo:font-size="14pt" style:font-size-asian="24pt" style:font-size-complex="24pt"/>
    </style:style>
    <style:style style:name="BCI_25_20Template1-outline9" style:display-name="BCI%20Template1-outline9" style:family="presentation" style:parent-style-name="BCI_25_20Template1-outline8">
      <style:paragraph-properties fo:margin-left="0cm" fo:margin-right="0cm" fo:text-indent="-0.6cm"/>
      <style:text-properties fo:font-family="Optima" style:font-style-name="Regular" style:font-pitch="variable" fo:font-size="13pt" style:font-size-asian="24pt" style:font-size-complex="24pt"/>
    </style:style>
    <style:style style:name="BCI_25_20Template1-subtitle" style:display-name="BCI%20Template1-subtitle" style:family="presentation">
      <style:graphic-properties draw:stroke="none" draw:fill="none" draw:textarea-vertical-align="middle">
        <text:list-style style:name="BCI_25_20Template1-subtitle" style:display-name="BCI%20Template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8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BCI_25_20Template1-title" style:display-name="BCI%20Template1-title" style:family="presentation">
      <style:graphic-properties draw:stroke="none" draw:fill="none" draw:textarea-vertical-align="middle">
        <text:list-style style:name="BCI_25_20Template1-title" style:display-name="BCI%20Template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0000" style:text-outline="false" style:text-line-through-style="none" fo:font-family="Optima" style:font-style-name="Regular" style:font-pitch="variable" fo:font-size="44pt" fo:font-style="normal" fo:text-shadow="none" style:text-underline-style="none" fo:font-weight="normal" style:font-size-asian="24pt" style:font-size-complex="2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484cm" fo:min-width="23.316cm"/>
    </style:style>
    <style:style style:name="Mgr5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BCI_25_20Template1-backgroundobjects">
      <style:graphic-properties draw:stroke="none" svg:stroke-width="0cm" svg:stroke-color="#c0c0c0" draw:marker-start-width="0.2cm" draw:marker-end-width="0.2cm" draw:fill-color="#ffffff" draw:fill-image-width="1cm" draw:fill-image-height="1cm" draw:textarea-horizontal-align="center" draw:textarea-vertical-align="middle" fo:padding-top="0cm" fo:padding-bottom="0cm" fo:padding-left="0cm" fo:padding-right="0cm"/>
    </style:style>
    <style:style style:name="Mpr13" style:family="presentation" style:parent-style-name="BCI_25_20Template1-backgroundobjects">
      <style:graphic-properties draw:stroke="none" draw:fill-color="#ffffff" draw:opacity="90%" draw:textarea-horizontal-align="center" draw:textarea-vertical-align="middle" draw:shadow-opacity="90%"/>
    </style:style>
    <style:style style:name="Mpr14" style:family="presentation" style:parent-style-name="BCI_25_20Template1-title">
      <style:graphic-properties draw:fill-color="#ffffff" draw:auto-grow-height="false" fo:min-height="3.507cm"/>
    </style:style>
    <style:style style:name="Mpr15" style:family="presentation" style:parent-style-name="BCI_25_20Template1-outline1" style:list-style-name="ML4">
      <style:graphic-properties draw:fill-color="#ffffff" draw:auto-grow-height="false" fo:min-height="13.86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P5" style:family="paragraph">
      <style:paragraph-properties fo:line-height="98%" style:text-autospace="non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6.67cm"/>
        </style:tab-stops>
      </style:paragraph-properties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text:enable-numbering="true" fo:margin-left="1.2cm" fo:margin-right="0cm" fo:text-indent="-0.9cm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/>
      <style:text-properties fo:font-size="16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style:style style:name="MT4" style:family="text">
      <style:text-properties fo:color="#7e0302" style:text-outline="false" style:text-line-through-style="none" fo:font-family="Optima" style:font-pitch="variable" fo:font-size="44pt" fo:font-style="normal" fo:text-shadow="none" style:text-underline-style="none" fo:font-weight="normal" style:font-family-asian="Optima-Regular" style:font-family-generic-asian="swiss" style:font-size-asian="44pt" style:font-style-asian="italic" style:font-weight-asian="bold" style:font-family-complex="Optima-Regular" style:font-family-generic-complex="swiss" style:font-size-complex="25pt" style:font-style-complex="italic" style:font-weight-complex="bold"/>
    </style:style>
    <style:style style:name="MT5" style:family="text">
      <style:text-properties fo:font-family="Arial" style:font-family-generic="swiss" style:font-pitch="variable" fo:font-size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office:forms form:automatic-focus="false" form:apply-design-mode="false"/>
      <draw:frame presentation:style-name="Slide_25_20Template-title" draw:layer="backgroundobjects" svg:width="26cm" svg:height="14.5cm" svg:x="0.884cm" svg:y="0.5cm" presentation:class="title" presentation:placeholder="true">
        <draw:text-box/>
      </draw:frame>
      <draw:frame presentation:style-name="Slide_25_20Template-outline1" draw:layer="backgroundobjects" svg:width="0.001cm" svg:height="100cm" svg:x="16.64cm" svg:y="0.001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2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office:forms form:automatic-focus="false" form:apply-design-mode="false"/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4.041cm" svg:x="1cm" svg:y="0.001cm" presentation:class="outline" presentation:placeholder="true">
        <draw:text-box/>
      </draw:frame>
      <presentation:notes style:page-layout-name="PM2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office:forms form:automatic-focus="false" form:apply-design-mode="false"/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15.062cm" svg:x="1cm" svg:y="6.091cm" presentation:class="outline" presentation:placeholder="true">
        <draw:text-box/>
      </draw:frame>
      <presentation:notes style:page-layout-name="PM2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office:forms form:automatic-focus="false" form:apply-design-mode="false"/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office:forms form:automatic-focus="false" form:apply-design-mode="false"/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CI_25_20Template1" style:display-name="BCI%20Template1" style:page-layout-name="PM1" draw:style-name="Mdp3">
      <office:forms form:automatic-focus="false" form:apply-design-mode="false"/>
      <draw:rect presentation:style-name="Mpr12" draw:text-style-name="MP3" draw:layer="backgroundobjects" svg:width="27.287cm" svg:height="16.859cm" svg:x="0.555cm" svg:y="4.139cm">
        <text:p/>
      </draw:rect>
      <draw:frame draw:style-name="Mgr3" draw:text-style-name="MP3" draw:layer="backgroundobjects" svg:width="7.81cm" svg:height="1.2cm" svg:x="19.69cm" svg:y="0.3cm">
        <draw:image xlink:href="Pictures/10000201000003200000007B2CB8614D.png" xlink:type="simple" xlink:show="embed" xlink:actuate="onLoad">
          <text:p/>
        </draw:image>
      </draw:frame>
      <draw:rect presentation:style-name="Mpr13" draw:text-style-name="MP3" draw:layer="backgroundobjects" svg:width="9cm" svg:height="2cm" svg:x="18.998cm" svg:y="0.001cm">
        <text:p/>
      </draw:rect>
      <draw:frame presentation:style-name="Mpr14" draw:text-style-name="MP6" draw:layer="backgroundobjects" svg:width="27.31cm" svg:height="3.602cm" svg:x="0.688cm" svg:y="0.146cm" presentation:class="title">
        <draw:text-box>
          <text:p text:style-name="MP5"><text:span text:style-name="MT4">MainTitle</text:span></text:p>
        </draw:text-box>
      </draw:frame>
      <draw:frame presentation:style-name="Mpr15" draw:text-style-name="MP7" draw:layer="backgroundobjects" svg:width="27.356cm" svg:height="15.919cm" svg:x="0.642cm" svg:y="4.255cm" presentation:class="outline">
        <draw:text-box>
          <text:list text:style-name="ML4">
            <text:list-item>
              <text:p text:style-name="MP7">Lkjdfg</text:p>
            </text:list-item>
            <text:list-item>
              <text:p text:style-name="MP7">Sdfkjsdfg</text:p>
            </text:list-item>
            <text:list-item>
              <text:p text:style-name="MP7"/>
            </text:list-item>
          </text:list>
        </draw:text-box>
      </draw:frame>
      <draw:frame draw:style-name="Mgr4" draw:text-style-name="MP9" draw:layer="backgroundobjects" svg:width="16.056cm" svg:height="0.734cm" svg:x="11.942cm" svg:y="20.264cm">
        <draw:text-box>
          <text:p text:style-name="MP8"><text:span text:style-name="MT5">Copyright all rights reserved. <text:s/></text:span><text:span text:style-name="MT5"><text:a xlink:href="http://www.openagile.com/">www.openagile.com</text:a></text:span><text:span text:style-name="MT5"> <text:s text:c="2"/></text:span><text:span text:style-name="MT5"><text:page-number>&lt;number&gt;</text:page-number></text:span></text:p>
        </draw:text-box>
      </draw:frame>
      <draw:rect draw:style-name="Mgr5" draw:text-style-name="MP3" draw:layer="backgroundobjects" svg:width="28cm" svg:height="0.507cm" svg:x="-0.001cm" svg:y="3.727cm">
        <text:p/>
      </draw:rect>
      <presentation:notes style:page-layout-name="PM2">
        <draw:page-thumbnail presentation:style-name="BCI_25_20Template1-title" draw:layer="backgroundobjects" svg:width="14.181cm" svg:height="9.575cm" svg:x="3.704cm" svg:y="2.794cm" presentation:class="page"/>
        <draw:frame presentation:style-name="BCI_25_20Template1-notes" draw:layer="backgroundobjects" svg:width="15.021cm" svg:height="10.628cm" svg:x="3.292cm" svg:y="13.299cm" presentation:class="notes" presentation:placeholder="true">
          <draw:text-box/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09-05-20T12:00:28</meta:creation-date>
    <meta:editing-duration>PT13H20M31S</meta:editing-duration>
    <meta:editing-cycles>84</meta:editing-cycles>
    <meta:generator>LibreOffice/3.3$Unix OpenOffice.org_project/330m12$Build-1</meta:generator>
    <dc:date>2011-05-06T16:28:59</dc:date>
    <meta:print-date>2009-05-25T13:49:24</meta:print-date>
    <dc:creator>Paul Heidema</dc:creator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